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alculations 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file:///C:/Projects/ObservableComputations/doc/метод-расширения-differ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17:32:58.8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11T17:42:33.809000000</dc:date>
    <meta:generator>LibreOffice/6.3.0.4$Windows_X86_64 LibreOffice_project/057fc023c990d676a43019934386b85b21a9ee99</meta:generator>
    <meta:editing-duration>PT39M7S</meta:editing-duration>
    <meta:editing-cycles>9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